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C4613B86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983b0" draw:textarea-horizontal-align="justify" draw:textarea-vertical-align="middle" draw:auto-grow-height="false" fo:min-height="3.56cm" fo:min-width="4.48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424cm" fo:min-width="0.398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227cm" fo:min-width="0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1.338cm" fo:min-width="3.628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874cm" fo:min-width="1.9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75cm" fo:min-width="0cm" loext:decorative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1.162cm" fo:min-width="3.194cm" loext:decorative="false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1.71cm" loext:decorative="false"/>
    </style:style>
    <style:style style:name="P1" style:family="paragraph">
      <loext:graphic-properties draw:fill="solid" draw:fill-color="#5983b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font-size="14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style:paragraph-properties fo:text-align="center" loext:tab-stop-distance="0cm">
        <style:tab-stops/>
      </style:paragraph-properties>
      <style:text-properties fo:font-size="14pt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 fo:font-style="italic" fo:font-weight="bold" style:font-style-asian="italic" style:font-weight-asian="bold" style:font-style-complex="italic" style:font-weight-complex="bold"/>
    </style:style>
    <style:style style:name="P10" style:family="paragraph">
      <style:text-properties fo:font-size="12pt" fo:font-weight="bold" style:font-weight-asian="bold" style:font-weight-complex="600"/>
    </style:style>
    <style:style style:name="P11" style:family="paragraph">
      <loext:graphic-properties draw:fill="none" draw:fill-color="#ffffff"/>
      <style:text-properties fo:font-size="12pt" fo:font-weight="bold" style:font-weight-asian="bold" style:font-weight-complex="600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600"/>
    </style:style>
    <style:style style:name="T3" style:family="text">
      <style:text-properties fo:font-size="14pt" fo:font-weight="bold" style:font-weight-asian="bold"/>
    </style:style>
    <style:style style:name="T4" style:family="text">
      <style:text-properties fo:font-size="14pt" fo:font-style="italic" fo:font-weight="bold" style:font-style-asian="italic" style:font-weight-asian="bold" style:font-style-complex="italic"/>
    </style:style>
    <style:style style:name="T5" style:family="text">
      <style:text-properties fo:font-size="12pt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85cm" svg:height="3.81cm" svg:x="15.605cm" svg:y="4.4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416cm" svg:height="18.729cm" svg:x="1.086cm" svg:y="4.605cm">
          <draw:image xlink:href="Pictures/10000001000002DE000002C4613B863A.png" xlink:type="simple" xlink:show="embed" xlink:actuate="onLoad" draw:mime-type="image/png">
            <text:p/>
          </draw:image>
        </draw:frame>
        <draw:custom-shape draw:style-name="gr3" draw:text-style-name="P3" draw:layer="layout" svg:width="1.27cm" svg:height="0.952cm" svg:x="11.795cm" svg:y="17.19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position-x="$0" draw:handle-position-y="10800" draw:handle-range-x-minimum="0" draw:handle-range-x-maximum="7200"/>
          </draw:enhanced-geometry>
        </draw:custom-shape>
        <draw:custom-shape draw:style-name="gr3" draw:text-style-name="P3" draw:layer="layout" svg:width="1.27cm" svg:height="0.952cm" svg:x="11.795cm" svg:y="15.2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position-x="$0" draw:handle-position-y="10800" draw:handle-range-x-minimum="0" draw:handle-range-x-maximum="7200"/>
          </draw:enhanced-geometry>
        </draw:custom-shape>
        <draw:custom-shape draw:style-name="gr3" draw:text-style-name="P3" draw:layer="layout" svg:width="1.27cm" svg:height="0.952cm" svg:x="11.795cm" svg:y="13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position-x="$0" draw:handle-position-y="10800" draw:handle-range-x-minimum="0" draw:handle-range-x-maximum="7200"/>
          </draw:enhanced-geometry>
        </draw:custom-shape>
        <draw:custom-shape draw:style-name="gr4" draw:text-style-name="P2" draw:layer="layout" svg:width="0.952cm" svg:height="0.953cm" svg:x="10.525cm" svg:y="21.32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4" draw:layer="layout" svg:width="4.128cm" svg:height="1.588cm" svg:x="11.794cm" svg:y="21.0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52cm" svg:height="0.953cm" svg:x="16.24cm" svg:y="5.1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3" draw:layer="layout" svg:width="1.27cm" svg:height="0.952cm" svg:x="11.795cm" svg:y="13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position-x="$0" draw:handle-position-y="10800" draw:handle-range-x-minimum="0" draw:handle-range-x-maximum="7200"/>
          </draw:enhanced-geometry>
        </draw:custom-shape>
        <draw:custom-shape draw:style-name="gr3" draw:text-style-name="P3" draw:layer="layout" svg:width="1.27cm" svg:height="0.952cm" svg:x="16.191cm" svg:y="6.7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position-x="$0" draw:handle-position-y="10800" draw:handle-range-x-minimum="0" draw:handle-range-x-maximum="7200"/>
          </draw:enhanced-geometry>
        </draw:custom-shape>
        <draw:frame draw:style-name="gr6" draw:text-style-name="P6" draw:layer="layout" svg:width="2.763cm" svg:height="1.361cm" svg:x="17.51cm" svg:y="4.81cm">
          <draw:text-box>
            <text:p text:style-name="P5"><text:span text:style-name="T1">Added F</text:span><text:span text:style-name="T2">eature</text:span></text:p>
          </draw:text-box>
        </draw:frame>
        <draw:frame draw:style-name="gr6" draw:text-style-name="P6" draw:layer="layout" svg:width="2.763cm" svg:height="1.361cm" svg:x="17.777cm" svg:y="6.474cm">
          <draw:text-box>
            <text:p text:style-name="P5"><text:span text:style-name="T3">Removed</text:span></text:p>
            <text:p text:style-name="P5"><text:span text:style-name="T3">Feature</text:span></text:p>
          </draw:text-box>
        </draw:frame>
        <draw:custom-shape draw:style-name="gr7" draw:text-style-name="P7" draw:layer="layout" svg:width="3.492cm" svg:height="1.588cm" svg:x="12.112cm" svg:y="2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763cm" svg:height="1.361cm" svg:x="12.524cm" svg:y="21.23cm">
          <draw:text-box>
            <text:p text:style-name="P5"><text:span text:style-name="T3">Scrolling</text:span></text:p>
            <text:p text:style-name="P5"><text:span text:style-name="T3">Views</text:span></text:p>
          </draw:text-box>
        </draw:frame>
        <draw:frame draw:style-name="gr8" draw:text-style-name="P9" draw:layer="layout" svg:width="6.032cm" svg:height="1.361cm" svg:x="10.525cm" svg:y="22.499cm">
          <draw:text-box>
            <text:p text:style-name="P8"><text:span text:style-name="T4">Left/Right Arrow Button</text:span></text:p>
          </draw:text-box>
        </draw:frame>
        <draw:custom-shape draw:style-name="gr9" draw:text-style-name="P2" draw:layer="layout" svg:width="0.852cm" svg:height="0.847cm" svg:x="5.127cm" svg:y="23.22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0" draw:text-style-name="P4" draw:layer="layout" svg:width="3.694cm" svg:height="1.412cm" svg:x="1.433cm" svg:y="21.6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124cm" svg:height="1.412cm" svg:x="1.718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973cm" svg:height="1.361cm" svg:x="2.087cm" svg:y="21.864cm">
          <draw:text-box>
            <text:p text:style-name="P10"><text:span text:style-name="T5">Scroll</text:span></text:p>
            <text:p text:style-name="P10"><text:span text:style-name="T5">Indicato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6400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5T21:33:20.693703813</dc:date>
    <meta:editing-duration>PT22M2S</meta:editing-duration>
    <meta:editing-cycles>4</meta:editing-cycles>
    <meta:generator>LibreOffice/26.2.1.2$Linux_X86_64 LibreOffice_project/620$Build-2</meta:generator>
    <meta:document-statistic meta:object-count="19"/>
  </office:meta>
</office:document-meta>
</file>